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86" calcext:value-type="float">
            <text:p>1486</text:p>
          </table:table-cell>
          <table:table-cell table:style-name="ce7" table:formula="of:=COUNTIF([.B7:.B999998];&quot;X&quot;)" office:value-type="float" office:value="1295" calcext:value-type="float">
            <text:p>1295</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9" calcext:value-type="float">
            <text:p>169</text:p>
          </table:table-cell>
          <table:table-cell table:style-name="ce25" table:formula="of:=SUM([.B2:.F2])" office:value-type="float" office:value="1580" calcext:value-type="float">
            <text:p>158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5">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3" table:number-rows-repeated="1047083">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1-06">00/00/0000</text:date>, <text:time style:data-style-name="N2" text:time-value="20:33:24.55999266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1-06T20:34:08.283289538</dc:date>
    <meta:editing-duration>P1DT14H22M47S</meta:editing-duration>
    <meta:editing-cycles>1477</meta:editing-cycles>
    <meta:document-statistic meta:table-count="1" meta:cell-count="8973" meta:object-count="0"/>
  </office:meta>
</office:document-meta>
</file>